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d1f2f" officeooo:paragraph-rsid="000d1f2f" style:font-weight-asian="normal" style:font-weight-complex="normal"/>
    </style:style>
    <style:style style:name="P2" style:family="paragraph" style:parent-style-name="Standard">
      <style:text-properties fo:font-weight="normal" officeooo:rsid="00117002" officeooo:paragraph-rsid="00117002" style:font-weight-asian="normal" style:font-weight-complex="normal"/>
    </style:style>
    <style:style style:name="P3" style:family="paragraph" style:parent-style-name="Standard">
      <style:text-properties fo:font-weight="normal" officeooo:rsid="001173fe" officeooo:paragraph-rsid="001173fe" style:font-weight-asian="normal" style:font-weight-complex="normal"/>
    </style:style>
    <style:style style:name="P4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5" style:family="paragraph" style:parent-style-name="Standard">
      <style:text-properties fo:font-weight="normal" officeooo:rsid="001acf22" officeooo:paragraph-rsid="001acf22" style:font-weight-asian="normal" style:font-weight-complex="normal"/>
    </style:style>
    <style:style style:name="P6" style:family="paragraph" style:parent-style-name="Standard">
      <style:text-properties fo:font-weight="normal" officeooo:rsid="00218706" officeooo:paragraph-rsid="00218706" style:font-weight-asian="normal" style:font-weight-complex="normal"/>
    </style:style>
    <style:style style:name="P7" style:family="paragraph" style:parent-style-name="Standard">
      <style:text-properties fo:font-weight="normal" officeooo:rsid="0026594d" officeooo:paragraph-rsid="0026594d" style:font-weight-asian="normal" style:font-weight-complex="normal"/>
    </style:style>
    <style:style style:name="P8" style:family="paragraph" style:parent-style-name="Standard">
      <style:text-properties fo:font-weight="normal" officeooo:rsid="002837b2" officeooo:paragraph-rsid="002837b2" style:font-weight-asian="normal" style:font-weight-complex="normal"/>
    </style:style>
    <style:style style:name="P9" style:family="paragraph" style:parent-style-name="Standard">
      <style:text-properties fo:font-weight="normal" officeooo:rsid="002b7919" officeooo:paragraph-rsid="002b7919" style:font-weight-asian="normal" style:font-weight-complex="normal"/>
    </style:style>
    <style:style style:name="P10" style:family="paragraph" style:parent-style-name="Standard">
      <style:text-properties fo:font-weight="normal" officeooo:rsid="003111cf" officeooo:paragraph-rsid="003111cf" style:font-weight-asian="normal" style:font-weight-complex="normal"/>
    </style:style>
    <style:style style:name="P11" style:family="paragraph" style:parent-style-name="Standard">
      <style:text-properties fo:font-weight="normal" officeooo:rsid="00326430" officeooo:paragraph-rsid="00326430" style:font-weight-asian="normal" style:font-weight-complex="normal"/>
    </style:style>
    <style:style style:name="P12" style:family="paragraph" style:parent-style-name="Standard">
      <style:text-properties fo:font-weight="normal" officeooo:rsid="003cea2a" officeooo:paragraph-rsid="003cea2a" style:font-weight-asian="normal" style:font-weight-complex="normal"/>
    </style:style>
    <style:style style:name="P13" style:family="paragraph" style:parent-style-name="Standard">
      <style:text-properties fo:font-weight="normal" officeooo:rsid="002f25e0" officeooo:paragraph-rsid="002f25e0" style:font-weight-asian="normal" style:font-weight-complex="normal"/>
    </style:style>
    <style:style style:name="P14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15" style:family="paragraph" style:parent-style-name="Standard">
      <style:text-properties fo:font-weight="normal" officeooo:rsid="0042487d" officeooo:paragraph-rsid="0042487d" style:font-weight-asian="normal" style:font-weight-complex="normal"/>
    </style:style>
    <style:style style:name="P16" style:family="paragraph" style:parent-style-name="Standard">
      <style:text-properties fo:font-weight="normal" officeooo:rsid="00444531" officeooo:paragraph-rsid="00444531" style:font-weight-asian="normal" style:font-weight-complex="normal"/>
    </style:style>
    <style:style style:name="P17" style:family="paragraph" style:parent-style-name="Standard">
      <style:text-properties fo:font-weight="normal" officeooo:rsid="00458bef" officeooo:paragraph-rsid="00458bef" style:font-weight-asian="normal" style:font-weight-complex="normal"/>
    </style:style>
    <style:style style:name="P18" style:family="paragraph" style:parent-style-name="Standard">
      <style:text-properties fo:font-weight="normal" officeooo:rsid="00492d23" officeooo:paragraph-rsid="00492d23" style:font-weight-asian="normal" style:font-weight-complex="normal"/>
    </style:style>
    <style:style style:name="P19" style:family="paragraph" style:parent-style-name="Standard">
      <style:text-properties fo:font-weight="normal" officeooo:rsid="004cb119" officeooo:paragraph-rsid="004cb119" style:font-weight-asian="normal" style:font-weight-complex="normal"/>
    </style:style>
    <style:style style:name="P20" style:family="paragraph" style:parent-style-name="Standard">
      <style:text-properties fo:font-weight="normal" officeooo:rsid="0057a9dc" officeooo:paragraph-rsid="0057a9dc" style:font-weight-asian="normal" style:font-weight-complex="normal"/>
    </style:style>
    <style:style style:name="P21" style:family="paragraph" style:parent-style-name="Standard">
      <style:text-properties fo:font-weight="normal" officeooo:rsid="005a3f0c" officeooo:paragraph-rsid="005a3f0c" style:font-weight-asian="normal" style:font-weight-complex="normal"/>
    </style:style>
    <style:style style:name="P22" style:family="paragraph" style:parent-style-name="Standard">
      <style:text-properties fo:font-weight="normal" officeooo:rsid="005adf47" officeooo:paragraph-rsid="005adf47" style:font-weight-asian="normal" style:font-weight-complex="normal"/>
    </style:style>
    <style:style style:name="P23" style:family="paragraph" style:parent-style-name="Standard">
      <style:text-properties fo:font-weight="normal" officeooo:rsid="005cea7b" officeooo:paragraph-rsid="005cea7b" style:font-weight-asian="normal" style:font-weight-complex="normal"/>
    </style:style>
    <style:style style:name="P24" style:family="paragraph" style:parent-style-name="Standard">
      <style:text-properties fo:font-weight="normal" officeooo:rsid="005cea7b" officeooo:paragraph-rsid="0067aa5d" style:font-weight-asian="normal" style:font-weight-complex="normal"/>
    </style:style>
    <style:style style:name="P25" style:family="paragraph" style:parent-style-name="Standard">
      <style:text-properties fo:font-weight="normal" officeooo:rsid="0067aa5d" officeooo:paragraph-rsid="0067aa5d" style:font-weight-asian="normal" style:font-weight-complex="normal"/>
    </style:style>
    <style:style style:name="P26" style:family="paragraph" style:parent-style-name="Standard">
      <style:text-properties fo:font-weight="bold" officeooo:rsid="000ffcb6" officeooo:paragraph-rsid="000ffcb6" style:font-weight-asian="bold" style:font-weight-complex="bold"/>
    </style:style>
    <style:style style:name="P27" style:family="paragraph" style:parent-style-name="Standard">
      <style:text-properties fo:font-weight="bold" officeooo:rsid="001583c5" officeooo:paragraph-rsid="001583c5" style:font-weight-asian="bold" style:font-weight-complex="bold"/>
    </style:style>
    <style:style style:name="P28" style:family="paragraph" style:parent-style-name="Standard">
      <style:text-properties fo:font-weight="bold" officeooo:rsid="0018c2cf" officeooo:paragraph-rsid="0018c2cf" style:font-weight-asian="bold" style:font-weight-complex="bold"/>
    </style:style>
    <style:style style:name="P29" style:family="paragraph" style:parent-style-name="Standard">
      <style:text-properties fo:font-weight="bold" officeooo:rsid="00196481" officeooo:paragraph-rsid="00196481" style:font-weight-asian="bold" style:font-weight-complex="bold"/>
    </style:style>
    <style:style style:name="P30" style:family="paragraph" style:parent-style-name="Standard">
      <style:text-properties fo:font-weight="bold" officeooo:rsid="001b1999" officeooo:paragraph-rsid="001b1999" style:font-weight-asian="bold" style:font-weight-complex="bold"/>
    </style:style>
    <style:style style:name="P31" style:family="paragraph" style:parent-style-name="Standard">
      <style:text-properties fo:font-weight="bold" officeooo:rsid="001f76a4" officeooo:paragraph-rsid="001f76a4" style:font-weight-asian="bold" style:font-weight-complex="bold"/>
    </style:style>
    <style:style style:name="P32" style:family="paragraph" style:parent-style-name="Standard">
      <style:text-properties fo:font-weight="bold" officeooo:rsid="00218706" officeooo:paragraph-rsid="00218706" style:font-weight-asian="bold" style:font-weight-complex="bold"/>
    </style:style>
    <style:style style:name="P33" style:family="paragraph" style:parent-style-name="Standard">
      <style:text-properties fo:font-weight="bold" officeooo:rsid="0026594d" officeooo:paragraph-rsid="0026594d" style:font-weight-asian="bold" style:font-weight-complex="bold"/>
    </style:style>
    <style:style style:name="P34" style:family="paragraph" style:parent-style-name="Standard">
      <style:text-properties fo:font-weight="bold" officeooo:rsid="0029af25" officeooo:paragraph-rsid="0029af25" style:font-weight-asian="bold" style:font-weight-complex="bold"/>
    </style:style>
    <style:style style:name="P35" style:family="paragraph" style:parent-style-name="Standard">
      <style:text-properties fo:font-weight="bold" officeooo:rsid="002b7919" officeooo:paragraph-rsid="002b7919" style:font-weight-asian="bold" style:font-weight-complex="bold"/>
    </style:style>
    <style:style style:name="P36" style:family="paragraph" style:parent-style-name="Standard">
      <style:text-properties fo:font-weight="bold" officeooo:rsid="002f25e0" officeooo:paragraph-rsid="002f25e0" style:font-weight-asian="bold" style:font-weight-complex="bold"/>
    </style:style>
    <style:style style:name="P37" style:family="paragraph" style:parent-style-name="Standard">
      <style:text-properties fo:font-weight="bold" officeooo:rsid="0033e949" officeooo:paragraph-rsid="0033e949" style:font-weight-asian="bold" style:font-weight-complex="bold"/>
    </style:style>
    <style:style style:name="P38" style:family="paragraph" style:parent-style-name="Standard">
      <style:text-properties fo:font-weight="bold" officeooo:rsid="00385932" officeooo:paragraph-rsid="00385932" style:font-weight-asian="bold" style:font-weight-complex="bold"/>
    </style:style>
    <style:style style:name="P39" style:family="paragraph" style:parent-style-name="Standard">
      <style:text-properties fo:font-weight="bold" officeooo:rsid="00385932" officeooo:paragraph-rsid="003eb00a" style:font-weight-asian="bold" style:font-weight-complex="bold"/>
    </style:style>
    <style:style style:name="P40" style:family="paragraph" style:parent-style-name="Standard">
      <style:text-properties fo:font-weight="bold" officeooo:rsid="003a1cc4" officeooo:paragraph-rsid="003a1cc4" style:font-weight-asian="bold" style:font-weight-complex="bold"/>
    </style:style>
    <style:style style:name="P41" style:family="paragraph" style:parent-style-name="Standard">
      <style:text-properties fo:font-weight="bold" officeooo:rsid="003cea2a" officeooo:paragraph-rsid="003cea2a" style:font-weight-asian="bold" style:font-weight-complex="bold"/>
    </style:style>
    <style:style style:name="P42" style:family="paragraph" style:parent-style-name="Standard">
      <style:text-properties fo:font-weight="bold" officeooo:rsid="003eb00a" officeooo:paragraph-rsid="003eb00a" style:font-weight-asian="bold" style:font-weight-complex="bold"/>
    </style:style>
    <style:style style:name="P43" style:family="paragraph" style:parent-style-name="Standard">
      <style:text-properties fo:font-weight="bold" officeooo:rsid="00151741" officeooo:paragraph-rsid="00151741" style:font-weight-asian="bold" style:font-weight-complex="bold"/>
    </style:style>
    <style:style style:name="P44" style:family="paragraph" style:parent-style-name="Standard">
      <style:text-properties fo:font-weight="bold" officeooo:rsid="0042238e" officeooo:paragraph-rsid="0042238e" style:font-weight-asian="bold" style:font-weight-complex="bold"/>
    </style:style>
    <style:style style:name="P45" style:family="paragraph" style:parent-style-name="Standard">
      <style:text-properties fo:font-weight="bold" officeooo:rsid="0042487d" officeooo:paragraph-rsid="0042487d" style:font-weight-asian="bold" style:font-weight-complex="bold"/>
    </style:style>
    <style:style style:name="P46" style:family="paragraph" style:parent-style-name="Standard">
      <style:text-properties fo:font-weight="bold" officeooo:rsid="00477093" officeooo:paragraph-rsid="00477093" style:font-weight-asian="bold" style:font-weight-complex="bold"/>
    </style:style>
    <style:style style:name="P47" style:family="paragraph" style:parent-style-name="Standard">
      <style:text-properties fo:font-weight="bold" officeooo:rsid="00492d23" officeooo:paragraph-rsid="00492d23" style:font-weight-asian="bold" style:font-weight-complex="bold"/>
    </style:style>
    <style:style style:name="P48" style:family="paragraph" style:parent-style-name="Standard">
      <style:text-properties fo:font-weight="bold" officeooo:rsid="004ba769" officeooo:paragraph-rsid="004ba769" style:font-weight-asian="bold" style:font-weight-complex="bold"/>
    </style:style>
    <style:style style:name="P49" style:family="paragraph" style:parent-style-name="Standard">
      <style:text-properties fo:font-weight="bold" officeooo:rsid="004f4a94" officeooo:paragraph-rsid="004f4a94" style:font-weight-asian="bold" style:font-weight-complex="bold"/>
    </style:style>
    <style:style style:name="P50" style:family="paragraph" style:parent-style-name="Standard">
      <style:text-properties fo:font-weight="bold" officeooo:rsid="00541a12" officeooo:paragraph-rsid="00541a12" style:font-weight-asian="bold" style:font-weight-complex="bold"/>
    </style:style>
    <style:style style:name="P51" style:family="paragraph" style:parent-style-name="Standard">
      <style:text-properties fo:font-weight="bold" officeooo:rsid="0056b772" officeooo:paragraph-rsid="0056b772" style:font-weight-asian="bold" style:font-weight-complex="bold"/>
    </style:style>
    <style:style style:name="P52" style:family="paragraph" style:parent-style-name="Standard">
      <style:text-properties fo:font-weight="bold" officeooo:rsid="0058f4c8" officeooo:paragraph-rsid="0058f4c8" style:font-weight-asian="bold" style:font-weight-complex="bold"/>
    </style:style>
    <style:style style:name="P53" style:family="paragraph" style:parent-style-name="Standard">
      <style:text-properties fo:font-weight="bold" officeooo:rsid="005adf47" officeooo:paragraph-rsid="005adf47" style:font-weight-asian="bold" style:font-weight-complex="bold"/>
    </style:style>
    <style:style style:name="P54" style:family="paragraph" style:parent-style-name="Standard">
      <style:text-properties fo:font-weight="bold" officeooo:rsid="005cea7b" officeooo:paragraph-rsid="005cea7b" style:font-weight-asian="bold" style:font-weight-complex="bold"/>
    </style:style>
    <style:style style:name="P55" style:family="paragraph" style:parent-style-name="Standard">
      <style:text-properties fo:font-weight="bold" officeooo:rsid="0068f4fd" officeooo:paragraph-rsid="006a7656" style:font-weight-asian="bold" style:font-weight-complex="bold"/>
    </style:style>
    <style:style style:name="P56" style:family="paragraph" style:parent-style-name="Standard">
      <style:text-properties fo:font-weight="bold" officeooo:rsid="006a7656" officeooo:paragraph-rsid="006a7656" style:font-weight-asian="bold" style:font-weight-complex="bold"/>
    </style:style>
    <style:style style:name="P57" style:family="paragraph" style:parent-style-name="Standard">
      <style:text-properties fo:font-weight="bold" officeooo:rsid="006b5498" officeooo:paragraph-rsid="006b5498" style:font-weight-asian="bold" style:font-weight-complex="bold"/>
    </style:style>
    <style:style style:name="P58" style:family="paragraph" style:parent-style-name="Standard">
      <style:text-properties fo:color="#ce181e" fo:font-weight="normal" officeooo:rsid="00151741" officeooo:paragraph-rsid="00151741" style:font-weight-asian="normal" style:font-weight-complex="normal"/>
    </style:style>
    <style:style style:name="P5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0b2a73" officeooo:paragraph-rsid="000b2a73" style:font-weight-asian="bold" style:font-weight-complex="bold"/>
    </style:style>
    <style:style style:name="P6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24ce55" officeooo:paragraph-rsid="0024ce55" style:font-weight-asian="bold" style:font-weight-complex="bold"/>
    </style:style>
    <style:style style:name="P6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30c462" officeooo:paragraph-rsid="0030c462" style:font-weight-asian="bold" style:font-weight-complex="bold"/>
    </style:style>
    <style:style style:name="P6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41174b" officeooo:paragraph-rsid="0041174b" style:font-weight-asian="bold" style:font-weight-complex="bold"/>
    </style:style>
    <style:style style:name="P63" style:family="paragraph" style:parent-style-name="Standard" style:list-style-name="L1">
      <style:text-properties fo:font-weight="normal" officeooo:rsid="000d1f2f" officeooo:paragraph-rsid="000d1f2f" style:font-weight-asian="normal" style:font-weight-complex="normal"/>
    </style:style>
    <style:style style:name="P64" style:family="paragraph" style:parent-style-name="Standard" style:list-style-name="L2">
      <style:text-properties fo:font-weight="normal" officeooo:rsid="0033e949" officeooo:paragraph-rsid="0033e949" style:font-weight-asian="normal" style:font-weight-complex="normal"/>
    </style:style>
    <style:style style:name="P65" style:family="paragraph" style:parent-style-name="Standard" style:list-style-name="L2">
      <style:text-properties fo:font-weight="normal" officeooo:rsid="0033fa18" officeooo:paragraph-rsid="0033fa18" style:font-weight-asian="normal" style:font-weight-complex="normal"/>
    </style:style>
    <style:style style:name="P66" style:family="paragraph" style:parent-style-name="Standard" style:list-style-name="L2">
      <style:text-properties fo:font-weight="normal" officeooo:rsid="003599f3" officeooo:paragraph-rsid="003599f3" style:font-weight-asian="normal" style:font-weight-complex="normal"/>
    </style:style>
    <style:style style:name="P67" style:family="paragraph" style:parent-style-name="Standard" style:list-style-name="L2">
      <style:text-properties fo:font-weight="normal" officeooo:rsid="003696fe" officeooo:paragraph-rsid="003696fe" style:font-weight-asian="normal" style:font-weight-complex="normal"/>
    </style:style>
    <style:style style:name="P68" style:family="paragraph" style:parent-style-name="Standard" style:list-style-name="L2">
      <style:text-properties fo:font-weight="normal" officeooo:rsid="0036c86b" officeooo:paragraph-rsid="0036c86b" style:font-weight-asian="normal" style:font-weight-complex="normal"/>
    </style:style>
    <style:style style:name="P69" style:family="paragraph" style:parent-style-name="Standard">
      <style:text-properties fo:font-weight="normal" officeooo:rsid="0042238e" officeooo:paragraph-rsid="0042238e" style:font-weight-asian="normal" style:font-weight-complex="normal"/>
    </style:style>
    <style:style style:name="P70" style:family="paragraph" style:parent-style-name="Standard" style:list-style-name="L3">
      <style:text-properties fo:font-weight="normal" officeooo:rsid="00492d23" officeooo:paragraph-rsid="00492d23" style:font-weight-asian="normal" style:font-weight-complex="normal"/>
    </style:style>
    <style:style style:name="P71" style:family="paragraph" style:parent-style-name="Standard" style:list-style-name="L3">
      <style:text-properties fo:font-weight="normal" officeooo:rsid="00477093" officeooo:paragraph-rsid="00477093" style:font-weight-asian="normal" style:font-weight-complex="normal"/>
    </style:style>
    <style:style style:name="P72" style:family="paragraph" style:parent-style-name="Standard" style:list-style-name="L4">
      <style:text-properties fo:font-weight="normal" officeooo:rsid="004ba769" officeooo:paragraph-rsid="004ba769" style:font-weight-asian="normal" style:font-weight-complex="normal"/>
    </style:style>
    <style:style style:name="P73" style:family="paragraph" style:parent-style-name="Standard">
      <style:text-properties fo:font-weight="normal" officeooo:rsid="004ff5ce" officeooo:paragraph-rsid="004ff5ce" style:font-weight-asian="normal" style:font-weight-complex="normal"/>
    </style:style>
    <style:style style:name="P74" style:family="paragraph" style:parent-style-name="Standard">
      <style:text-properties fo:font-weight="normal" officeooo:rsid="005cf8dc" officeooo:paragraph-rsid="0067aa5d" style:font-weight-asian="normal" style:font-weight-complex="normal"/>
    </style:style>
    <style:style style:name="P75" style:family="paragraph" style:parent-style-name="Standard" style:list-style-name="L5">
      <style:text-properties fo:font-weight="normal" officeooo:rsid="005cf8dc" officeooo:paragraph-rsid="00618219" style:font-weight-asian="normal" style:font-weight-complex="normal"/>
    </style:style>
    <style:style style:name="P76" style:family="paragraph" style:parent-style-name="Standard" style:list-style-name="L5">
      <style:text-properties fo:font-weight="normal" officeooo:rsid="00618219" officeooo:paragraph-rsid="00618219" style:font-weight-asian="normal" style:font-weight-complex="normal"/>
    </style:style>
    <style:style style:name="P77" style:family="paragraph" style:parent-style-name="Standard" style:list-style-name="L5">
      <style:text-properties fo:font-weight="normal" officeooo:rsid="0064d624" officeooo:paragraph-rsid="0064d624" style:font-weight-asian="normal" style:font-weight-complex="normal"/>
    </style:style>
    <style:style style:name="P78" style:family="paragraph" style:parent-style-name="Standard">
      <style:text-properties fo:font-weight="normal" officeooo:rsid="006a7656" officeooo:paragraph-rsid="006a7656" style:font-weight-asian="normal" style:font-weight-complex="normal"/>
    </style:style>
    <style:style style:name="P79" style:family="paragraph" style:parent-style-name="Standard" style:list-style-name="L6">
      <style:text-properties fo:font-weight="normal" officeooo:rsid="006b5498" officeooo:paragraph-rsid="006b5498" style:font-weight-asian="normal" style:font-weight-complex="normal"/>
    </style:style>
    <style:style style:name="P80" style:family="paragraph" style:parent-style-name="Standard">
      <style:text-properties fo:font-weight="normal" officeooo:rsid="006b5498" officeooo:paragraph-rsid="006b5498" style:font-weight-asian="normal" style:font-weight-complex="normal"/>
    </style:style>
    <style:style style:name="P81" style:family="paragraph" style:parent-style-name="Standard">
      <style:text-properties fo:font-weight="normal" officeooo:rsid="00690eaf" officeooo:paragraph-rsid="006a7656" style:font-weight-asian="normal" style:font-weight-complex="normal"/>
    </style:style>
    <style:style style:name="P82" style:family="paragraph" style:parent-style-name="Standard">
      <style:text-properties fo:font-weight="normal" officeooo:rsid="00151741" officeooo:paragraph-rsid="00151741" style:font-weight-asian="normal" style:font-weight-complex="normal"/>
    </style:style>
    <style:style style:name="P83" style:family="paragraph" style:parent-style-name="Standard">
      <style:text-properties fo:font-weight="normal" officeooo:rsid="007667da" officeooo:paragraph-rsid="007667da" style:font-weight-asian="normal" style:font-weight-complex="normal"/>
    </style:style>
    <style:style style:name="P84" style:family="paragraph" style:parent-style-name="Standard" style:list-style-name="L7">
      <style:text-properties fo:font-weight="normal" officeooo:rsid="0079f59f" officeooo:paragraph-rsid="0079f59f" style:font-weight-asian="normal" style:font-weight-complex="normal"/>
    </style:style>
    <style:style style:name="P85" style:family="paragraph" style:parent-style-name="Standard">
      <style:text-properties fo:font-weight="normal" officeooo:rsid="00839e4b" officeooo:paragraph-rsid="00839e4b" style:font-weight-asian="normal" style:font-weight-complex="normal"/>
    </style:style>
    <style:style style:name="P86" style:family="paragraph" style:parent-style-name="Standard">
      <style:text-properties fo:font-weight="normal" officeooo:rsid="00866790" officeooo:paragraph-rsid="00866790" style:font-weight-asian="normal" style:font-weight-complex="normal"/>
    </style:style>
    <style:style style:name="P87" style:family="paragraph" style:parent-style-name="Standard">
      <style:text-properties fo:font-weight="normal" officeooo:rsid="0089ec5a" officeooo:paragraph-rsid="0089ec5a" style:font-weight-asian="normal" style:font-weight-complex="normal"/>
    </style:style>
    <style:style style:name="P88" style:family="paragraph" style:parent-style-name="Standard">
      <style:text-properties fo:font-weight="normal" officeooo:rsid="008a2081" officeooo:paragraph-rsid="008a2081" style:font-weight-asian="normal" style:font-weight-complex="normal"/>
    </style:style>
    <style:style style:name="P89" style:family="paragraph" style:parent-style-name="Standard" style:list-style-name="L4">
      <style:text-properties fo:font-weight="bold" officeooo:rsid="004cb119" officeooo:paragraph-rsid="004cb119" style:font-weight-asian="bold" style:font-weight-complex="bold"/>
    </style:style>
    <style:style style:name="P90" style:family="paragraph" style:parent-style-name="Standard" style:list-style-name="L6">
      <style:text-properties fo:font-weight="bold" officeooo:rsid="006b5498" officeooo:paragraph-rsid="006b5498" style:font-weight-asian="bold" style:font-weight-complex="bold"/>
    </style:style>
    <style:style style:name="P91" style:family="paragraph" style:parent-style-name="Standard">
      <style:text-properties fo:font-weight="bold" officeooo:rsid="007667da" officeooo:paragraph-rsid="007667da" style:font-weight-asian="bold" style:font-weight-complex="bold"/>
    </style:style>
    <style:style style:name="P92" style:family="paragraph" style:parent-style-name="Standard">
      <style:text-properties fo:font-weight="bold" officeooo:rsid="00690eaf" officeooo:paragraph-rsid="006a7656" style:font-weight-asian="bold" style:font-weight-complex="bold"/>
    </style:style>
    <style:style style:name="P93" style:family="paragraph" style:parent-style-name="Standard">
      <style:text-properties fo:font-weight="bold" officeooo:rsid="0079f59f" officeooo:paragraph-rsid="0079f59f" style:font-weight-asian="bold" style:font-weight-complex="bold"/>
    </style:style>
    <style:style style:name="P94" style:family="paragraph" style:parent-style-name="Standard" style:list-style-name="L7">
      <style:text-properties fo:font-weight="bold" officeooo:rsid="0079f59f" officeooo:paragraph-rsid="0079f59f" style:font-weight-asian="bold" style:font-weight-complex="bold"/>
    </style:style>
    <style:style style:name="P95" style:family="paragraph" style:parent-style-name="Standard">
      <style:text-properties fo:font-weight="bold" officeooo:rsid="00866790" officeooo:paragraph-rsid="00866790" style:font-weight-asian="bold" style:font-weight-complex="bold"/>
    </style:style>
    <style:style style:name="P96" style:family="paragraph" style:parent-style-name="Standard">
      <style:text-properties fo:font-weight="bold" officeooo:rsid="0089ec5a" officeooo:paragraph-rsid="0089ec5a" style:font-weight-asian="bold" style:font-weight-complex="bold"/>
    </style:style>
    <style:style style:name="P97" style:family="paragraph" style:parent-style-name="Standard">
      <style:text-properties fo:font-weight="bold" officeooo:rsid="008c5b0e" officeooo:paragraph-rsid="008c5b0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1c08" style:font-weight-asian="bold" style:font-weight-complex="bold"/>
    </style:style>
    <style:style style:name="T3" style:family="text">
      <style:text-properties fo:font-weight="bold" officeooo:rsid="007dcb7b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4f4c" style:font-weight-asian="normal" style:font-weight-complex="normal"/>
    </style:style>
    <style:style style:name="T6" style:family="text">
      <style:text-properties fo:font-weight="normal" officeooo:rsid="001fc39e" style:font-weight-asian="normal" style:font-weight-complex="normal"/>
    </style:style>
    <style:style style:name="T7" style:family="text">
      <style:text-properties fo:font-weight="normal" officeooo:rsid="002cc455" style:font-weight-asian="normal" style:font-weight-complex="normal"/>
    </style:style>
    <style:style style:name="T8" style:family="text">
      <style:text-properties fo:font-weight="normal" officeooo:rsid="0039964e" style:font-weight-asian="normal" style:font-weight-complex="normal"/>
    </style:style>
    <style:style style:name="T9" style:family="text">
      <style:text-properties fo:font-weight="normal" officeooo:rsid="003bd108" style:font-weight-asian="normal" style:font-weight-complex="normal"/>
    </style:style>
    <style:style style:name="T10" style:family="text">
      <style:text-properties fo:font-weight="normal" officeooo:rsid="003ec608" style:font-weight-asian="normal" style:font-weight-complex="normal"/>
    </style:style>
    <style:style style:name="T11" style:family="text">
      <style:text-properties fo:font-weight="normal" officeooo:rsid="003ecc91" style:font-weight-asian="normal" style:font-weight-complex="normal"/>
    </style:style>
    <style:style style:name="T12" style:family="text">
      <style:text-properties fo:font-weight="normal" officeooo:rsid="004f4a94" style:font-weight-asian="normal" style:font-weight-complex="normal"/>
    </style:style>
    <style:style style:name="T13" style:family="text">
      <style:text-properties fo:font-weight="normal" officeooo:rsid="00690eaf" style:font-weight-asian="normal" style:font-weight-complex="normal"/>
    </style:style>
    <style:style style:name="T14" style:family="text">
      <style:text-properties fo:font-weight="normal" officeooo:rsid="0072d9d6" style:font-weight-asian="normal" style:font-weight-complex="normal"/>
    </style:style>
    <style:style style:name="T15" style:family="text">
      <style:text-properties fo:font-weight="normal" officeooo:rsid="00818ff5" style:font-weight-asian="normal" style:font-weight-complex="normal"/>
    </style:style>
    <style:style style:name="T16" style:family="text">
      <style:text-properties fo:font-weight="normal" officeooo:rsid="0081f205" style:font-weight-asian="normal" style:font-weight-complex="normal"/>
    </style:style>
    <style:style style:name="T17" style:family="text">
      <style:text-properties officeooo:rsid="00196d38"/>
    </style:style>
    <style:style style:name="T18" style:family="text">
      <style:text-properties officeooo:rsid="002cc455"/>
    </style:style>
    <style:style style:name="T19" style:family="text">
      <style:text-properties officeooo:rsid="003eb00a"/>
    </style:style>
    <style:style style:name="T20" style:family="text">
      <style:text-properties officeooo:rsid="00492d23"/>
    </style:style>
    <style:style style:name="T21" style:family="text">
      <style:text-properties officeooo:rsid="004efee5"/>
    </style:style>
    <style:style style:name="T22" style:family="text">
      <style:text-properties officeooo:rsid="0057a9dc"/>
    </style:style>
    <style:style style:name="T23" style:family="text">
      <style:text-properties officeooo:rsid="005cf8dc"/>
    </style:style>
    <style:style style:name="T24" style:family="text">
      <style:text-properties officeooo:rsid="0061dc06"/>
    </style:style>
    <style:style style:name="T25" style:family="text">
      <style:text-properties officeooo:rsid="00665d07"/>
    </style:style>
    <style:style style:name="T26" style:family="text">
      <style:text-properties officeooo:rsid="006ca55b"/>
    </style:style>
    <style:style style:name="T27" style:family="text">
      <style:text-properties officeooo:rsid="006e3098"/>
    </style:style>
    <style:style style:name="T28" style:family="text">
      <style:text-properties officeooo:rsid="00770aa9"/>
    </style:style>
    <style:style style:name="T29" style:family="text">
      <style:text-properties officeooo:rsid="007b7099"/>
    </style:style>
    <style:style style:name="T30" style:family="text">
      <style:text-properties officeooo:rsid="007d15c5"/>
    </style:style>
    <style:style style:name="T31" style:family="text">
      <style:text-properties officeooo:rsid="007ed59c"/>
    </style:style>
    <style:style style:name="T32" style:family="text">
      <style:text-properties officeooo:rsid="0089ec5a"/>
    </style:style>
    <style:style style:name="T33" style:family="text">
      <style:text-properties officeooo:rsid="008a6286"/>
    </style:style>
    <style:style style:name="T34" style:family="text">
      <style:text-properties officeooo:rsid="008c63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Notes on AWS – Solutions Architect Associate Exam</text:p>
      <text:p text:style-name="P1">Types of exams rated with difficulty </text:p>
      <text:list xml:id="list2921205086" text:style-name="L1">
        <text:list-item>
          <text:p text:style-name="P63">CCP</text:p>
        </text:list-item>
        <text:list-item>
          <text:p text:style-name="P63">solutions architect</text:p>
        </text:list-item>
        <text:list-item>
          <text:p text:style-name="P63">sysops</text:p>
        </text:list-item>
        <text:list-item>
          <text:p text:style-name="P63">developer associate</text:p>
        </text:list-item>
        <text:list-item>
          <text:p text:style-name="P63">security specialty</text:p>
        </text:list-item>
        <text:list-item>
          <text:p text:style-name="P63">advanced netowrking speciality</text:p>
        </text:list-item>
        <text:list-item>
          <text:p text:style-name="P63">devops pro</text:p>
        </text:list-item>
        <text:list-item>
          <text:p text:style-name="P63">solutions architect pro</text:p>
        </text:list-item>
      </text:list>
      <text:p text:style-name="P1"/>
      <text:p text:style-name="P26">Exam blueprint</text:p>
      <text:p text:style-name="P2">130 min in length</text:p>
      <text:p text:style-name="P2">60 – 80 questions </text:p>
      <text:p text:style-name="P2">passing score needed: 720/1000</text:p>
      <text:p text:style-name="P3">valid for 2 years.</text:p>
      <text:p text:style-name="P3">Scenario-based questions – <text:span text:style-name="T2">SIMILAR TO COMPTIA AND ISC</text:span></text:p>
      <text:p text:style-name="P4"/>
      <text:p text:style-name="P29">History of AWS</text:p>
      <text:p text:style-name="P27">Chris Pinkham and Benjamin black presented a paper on internal infrastructure.</text:p>
      <text:p text:style-name="P27">Business case – <text:span text:style-name="T4">sell</text:span><text:span text:style-name="T5">ing extra computing power to others.</text:span></text:p>
      <text:p text:style-name="P28">First service SQS – Simple queue service – <text:span text:style-name="T17">2004</text:span></text:p>
      <text:p text:style-name="P5">AWS – launched in 2006 </text:p>
      <text:p text:style-name="P30">2007 over 180K developers on the platform </text:p>
      <text:p text:style-name="P31">2010 – <text:span text:style-name="T4">Re:Invent conference for AWS develo</text:span><text:span text:style-name="T6">pers </text:span></text:p>
      <text:p text:style-name="P32">2013<text:span text:style-name="T4"> certs launched.</text:span></text:p>
      <text:p text:style-name="P6"/>
      <text:p text:style-name="P60">AWS – 10000 Foot Overview </text:p>
      <text:p text:style-name="P33">AWS global infrastructure</text:p>
      <text:p text:style-name="P7">There are <text:span text:style-name="T1">19 regions, 57 availability zones.</text:span></text:p>
      <text:p text:style-name="P8">Availability zones are a bunch of data centers in a close physical proximity of one another. </text:p>
      <text:p text:style-name="P34">Region – <text:span text:style-name="T4">has 2 or more AZ.</text:span></text:p>
      <text:p text:style-name="P9"/>
      <text:p text:style-name="P35">Cloud Front – AWS’s CDN, <text:s/><text:span text:style-name="T7">It uses </text:span><text:span text:style-name="T18">Edge locations, </text:span><text:span text:style-name="T7">endpoints that cache content. </text:span></text:p>
      <text:p text:style-name="P36">There are more than 150 edge locations.</text:p>
      <text:p text:style-name="P13"/>
      <text:p text:style-name="P61">Identity Access Management (IAM)</text:p>
      <text:p text:style-name="P10">It allows you to manage users and their level of access to the AWS console. </text:p>
      <text:p text:style-name="P11">Think of IAM as Active Directory </text:p>
      <text:p text:style-name="P4"/>
      <text:p text:style-name="P37">You can </text:p>
      <text:list xml:id="list113457807" text:style-name="L2">
        <text:list-item>
          <text:p text:style-name="P64">share access </text:p>
        </text:list-item>
        <text:list-item>
          <text:p text:style-name="P64">granular access – login with FB, gmail </text:p>
        </text:list-item>
        <text:list-item>
          <text:p text:style-name="P64">identity federation – use with AD, Facebook, LinkedIn </text:p>
        </text:list-item>
        <text:list-item>
          <text:p text:style-name="P65">has MFA2 </text:p>
        </text:list-item>
        <text:list-item>
          <text:p text:style-name="P66">temp access to users/devices</text:p>
        </text:list-item>
        <text:list-item>
          <text:p text:style-name="P67">has password rotation policy </text:p>
        </text:list-item>
        <text:list-item>
          <text:p text:style-name="P68">supports PCI-DSS compliance </text:p>
        </text:list-item>
      </text:list>
      <text:p text:style-name="P39"><text:soft-page-break/>User – <text:span text:style-name="T4">individual users</text:span></text:p>
      <text:p text:style-name="P39"><text:span text:style-name="T4"><text:tab/></text:span><text:span text:style-name="T19">Power users – </text:span><text:span text:style-name="T10">access to aws services except for management of groups and users</text:span><text:span text:style-name="T4"> </text:span></text:p>
      <text:p text:style-name="P39"><text:span text:style-name="T4"><text:tab/></text:span><text:span text:style-name="T11">-all users are configured globally</text:span></text:p>
      <text:p text:style-name="P38">Groups – <text:span text:style-name="T4">can apply certain security settings to many uses</text:span></text:p>
      <text:p text:style-name="P38">Policies – <text:span text:style-name="T4">guidelines for how security settings should be applied, </text:span><text:span text:style-name="T8">appear in JSON format </text:span></text:p>
      <text:p text:style-name="P38"><text:span text:style-name="T8"><text:tab/>-</text:span><text:span text:style-name="T11">all policies are configured for global use</text:span></text:p>
      <text:p text:style-name="P40">Roles – <text:span text:style-name="T9">create a role and assign to a resource, manage CIA to resources (e.g. read, read/write)</text:span></text:p>
      <text:p text:style-name="P42"/>
      <text:p text:style-name="P4"/>
      <text:p text:style-name="P41">CloudWatch</text:p>
      <text:p text:style-name="P12">You can setup alerts to notify you when resources are passed a certain threshold, costs are at a certain percent and other crteria. </text:p>
      <text:p text:style-name="P4"/>
      <text:p text:style-name="P62">S3 and CloudFront</text:p>
      <text:p text:style-name="P44">S3 – Object storage – <text:span text:style-name="T4">secure, durable, highly scalable storage, object-based storage </text:span></text:p>
      <text:p text:style-name="P44">Read after write consistency – <text:span text:style-name="T4">just means you can read the file after a successful upload</text:span></text:p>
      <text:p text:style-name="P44">Eventual consistency – <text:span text:style-name="T4">you’ll have to wait before reading the file you uploaded, overwrite specific </text:span></text:p>
      <text:p text:style-name="P44">S3 schema – <text:span text:style-name="T4">key value pair, version ID</text:span></text:p>
      <text:p text:style-name="P14">- it can be under control lists, and is available for torrenting</text:p>
      <text:p text:style-name="P44">It has 11 9s availability </text:p>
      <text:p text:style-name="P14"/>
      <text:p text:style-name="P44">Tiers of S3</text:p>
      <text:p text:style-name="P44">Standard – <text:span text:style-name="T4">normal, 11 9s of availability </text:span></text:p>
      <text:p text:style-name="P44">S3 – IA (infrequent access) – <text:span text:style-name="T4">lower fees </text:span></text:p>
      <text:p text:style-name="P44">S3 – 1 AZ, IA - <text:span text:style-name="T4">`1 avaialbility zone, 1 infrequent access </text:span></text:p>
      <text:p text:style-name="P44">s3 glacier – <text:span text:style-name="T4">used for data archive,3 types – standard, expedited, bulk </text:span></text:p>
      <text:p text:style-name="P14"/>
      <text:p text:style-name="P44">How S3 is billed</text:p>
      <text:p text:style-name="P14">Factors: storage amount, requests to that storage, storage management pricing (cost for tags), data transfer speeds, data transfer acceleration, </text:p>
      <text:p text:style-name="P14"/>
      <text:p text:style-name="P44">CloudFront - CDN Overview </text:p>
      <text:p text:style-name="P44">Network of edge locations that are used to serve data faster, way to acccess data, </text:p>
      <text:p text:style-name="P14">Origin – where the locations fetch their data </text:p>
      <text:p text:style-name="P44">CloudFront can host any AWS service and non-aws origin server </text:p>
      <text:p text:style-name="P14"/>
      <text:p text:style-name="P44">How CloudFront is billed </text:p>
      <text:p text:style-name="P14">Charged for clearing objects </text:p>
      <text:p text:style-name="P4"/>
      <text:p text:style-name="P45">S3 Lab Notes</text:p>
      <text:p text:style-name="P15">Remember, S3 must have unique universal names. </text:p>
      <text:p text:style-name="P15">Also, the permissions to the bucket must be set first, before you can edit the settings of each individual file. </text:p>
      <text:p text:style-name="P45"/>
      <text:p text:style-name="P45">Version Control Lab Notes</text:p>
      <text:p text:style-name="P16">When deleting files with version enabled, a file will be saved as a delete marker. </text:p>
      <text:p text:style-name="P17">Versioning can only be enabled or suspended. </text:p>
      <text:p text:style-name="P17">You can integrate with lifecycle rules ‘</text:p>
      <text:p text:style-name="P17">Versioning MFA delete can require MFA when deleting a file</text:p>
      <text:p text:style-name="P46"><text:soft-page-break/>Cross Region Replication <text:span text:style-name="T20">Lab</text:span></text:p>
      <text:p text:style-name="P18">All your doing is backing up your s3 bucket in 1 region to another. </text:p>
      <text:p text:style-name="P18">After backing up, NO NEW FILES CAN BE READ IN THE NEW BUCKET </text:p>
      <text:p text:style-name="P47">You must run these commands to view them from the CLI.</text:p>
      <text:p text:style-name="P18">Install these tools</text:p>
      <text:list xml:id="list3952511888" text:style-name="L3">
        <text:list-item>
          <text:p text:style-name="P70">curl "https://s3.amazonaws.com/aws-cli/awscli-bundle.zip" -o "awscli-bundle.zip"</text:p>
        </text:list-item>
        <text:list-item>
          <text:p text:style-name="P70">unzip awscli-bundle.zip</text:p>
        </text:list-item>
        <text:list-item>
          <text:p text:style-name="P70">./awscli-bundle/install -b ~/bin/aws</text:p>
        </text:list-item>
        <text:list-item>
          <text:p text:style-name="P71"/>
        </text:list-item>
      </text:list>
      <text:p text:style-name="P4"/>
      <text:p text:style-name="P48">After install run these:</text:p>
      <text:list xml:id="list2872704507" text:style-name="L4">
        <text:list-item>
          <text:p text:style-name="P72"><text:span text:style-name="T1">aws configure </text:span>– enter in your access key and secret ID</text:p>
        </text:list-item>
        <text:list-item>
          <text:p text:style-name="P72"><text:span text:style-name="T1">aws s3 ls </text:span>– list out all your s3 buckets</text:p>
        </text:list-item>
        <text:list-item>
          <text:p text:style-name="P89">aws s3 cp – recursive <text:span text:style-name="T21">s3://&lt;origin-bucket&gt; <text:s/>s3://&lt;destination-bucket&gt; - </text:span><text:span text:style-name="T12">this will cp all files from1 origin bucket to the destination bucket </text:span></text:p>
        </text:list-item>
      </text:list>
      <text:p text:style-name="P19"/>
      <text:p text:style-name="P49">NOTE: When deleting files in the origin bucket, it WONT delete them in the destination bucket. <text:span text:style-name="T4">This is an AWS security measure.</text:span></text:p>
      <text:p text:style-name="P73">You cannot use daisy chaining. </text:p>
      <text:p text:style-name="P58"/>
      <text:p text:style-name="P50">Lifecycle Management – S3 – IA &amp; Glacier <text:span text:style-name="T22">Lab</text:span></text:p>
      <text:p text:style-name="P51">Glacier – low cost archive option </text:p>
      <text:p text:style-name="P20">This lifecycle management can be used with versioning. Applied to current and previous versions. </text:p>
      <text:p text:style-name="P20">Set the transition or/and set it to expire objects in the glacier lab</text:p>
      <text:p text:style-name="P4"/>
      <text:p text:style-name="P52">CDN CloudFront Lab</text:p>
      <text:p text:style-name="P21">Click get started in AWS console, select cloudfront.</text:p>
      <text:p text:style-name="P21">Origin domain name is just the service you are hosting</text:p>
      <text:p text:style-name="P21">origin -id - </text:p>
      <text:p text:style-name="P21"/>
      <text:p text:style-name="P53">S3 <text:s/>Security and Encryption</text:p>
      <text:p text:style-name="P22">By default, all buckets are private. It used the phrase of least privilege. You start easing up access to this bucket </text:p>
      <text:p text:style-name="P54">4 types of encryption </text:p>
      <text:p text:style-name="P23">IN TRANSIT - <text:span text:style-name="T23">ssl/tls</text:span></text:p>
      <text:p text:style-name="P24">AT REST – </text:p>
      <text:p text:style-name="P74">Service Side encryption –</text:p>
      <text:list xml:id="list2057806927" text:style-name="L5">
        <text:list-item>
          <text:p text:style-name="P75">uses s3 managed keys, EACH OBJECT HAS ITS OWN KEY , use AWS-256 encryption - SSE-S3</text:p>
        </text:list-item>
        <text:list-item>
          <text:p text:style-name="P76">AWS KMS – <text:span text:style-name="T24">Managed keys- SSE-KMS, provides an audit trail </text:span></text:p>
        </text:list-item>
        <text:list-item>
          <text:p text:style-name="P77">SSE -C – customer provided keys, YOU MANAGE THE ENCRYPTION KEYS, <text:span text:style-name="T25">YOU MANAGE THEY KEYS </text:span></text:p>
        </text:list-item>
      </text:list>
      <text:p text:style-name="P25">Client-side encryption – encrypt data on the client, then upload to S3.</text:p>
      <text:p text:style-name="P43"/>
      <text:p text:style-name="P55">S3 Storage gateway </text:p>
      <text:p text:style-name="P55"><text:span text:style-name="T4">connects on premise software appliance with cloud-based storage . </text:span><text:span text:style-name="T13">Connect a web app at your site to the cloud specifically acting as storage </text:span></text:p>
      <text:p text:style-name="P56">Download as a VM, <text:span text:style-name="T4">and support it in your datacenter. </text:span></text:p>
      <text:p text:style-name="P78"/>
      <text:p text:style-name="P57"><text:soft-page-break/>4 types of storage gateway: </text:p>
      <text:list xml:id="list1385289548" text:style-name="L6">
        <text:list-item>
          <text:p text:style-name="P90">File Gateway – NFS – <text:span text:style-name="T4">Network File system, stores the files in S3, </text:span><text:span text:style-name="T14">stored to cloud, non-on premise</text:span></text:p>
        </text:list-item>
        <text:list-item>
          <text:p text:style-name="P90">Volumes gateway (iSCSI) – <text:span text:style-name="T4">block based storage, useful for Operating systems, (e.g. backing up server operating systems and their configurations.) </text:span><text:span text:style-name="T26">WILL SHOW UP AS VIRTUAL HARD DISKS </text:span></text:p>
          <text:list>
            <text:list-item>
              <text:p text:style-name="P79">Stored volumes – store them onsite, <text:span text:style-name="T27">stored as EBS</text:span></text:p>
            </text:list-item>
            <text:list-item>
              <text:p text:style-name="P79">Cached volumes <text:s/>- store recently used to the cloud, <text:span text:style-name="T27">copy most recent data used on prem, other data is uploaded to the cloud, stored in standard S3</text:span></text:p>
            </text:list-item>
          </text:list>
        </text:list-item>
        <text:list-item>
          <text:p text:style-name="P90">Tape Gateway – <text:span text:style-name="T4">VTL – VIRTUAL TAPES – send virtual tapes to the cloud, </text:span></text:p>
        </text:list-item>
      </text:list>
      <text:p text:style-name="P80"/>
      <text:p text:style-name="P91">S3 storage – <text:span text:style-name="T32">S</text:span>nowball</text:p>
      <text:p text:style-name="P85"><text:span text:style-name="T1">import/export</text:span> – old way of transferring data</text:p>
      <text:p text:style-name="P85"/>
      <text:p text:style-name="P83">Storing for data size that is larger (think TB), physical device is shipped to you, you store all data on it and ship it back to AW<text:span text:style-name="T28">S.</text:span></text:p>
      <text:p text:style-name="P83"/>
      <text:p text:style-name="P93">3 types:</text:p>
      <text:list xml:id="list1371600257" text:style-name="L7">
        <text:list-item>
          <text:p text:style-name="P84"><text:span text:style-name="T1">Snowball</text:span> - <text:span text:style-name="T29">petabyte scale data transfer solution, lower cast, more secure, 18TB – 50TB </text:span></text:p>
        </text:list-item>
        <text:list-item>
          <text:p text:style-name="P84"><text:span text:style-name="T1">Snowball Edge </text:span>– <text:span text:style-name="T30">contain 100TB data, onboard storage and computing capability – </text:span><text:span text:style-name="T3">little AWS data center, </text:span><text:span text:style-name="T31">you can run lambda computing capabilities, E.g. airplanes use this to collect data, compute operations on that data, then collect it when the plane lands</text:span></text:p>
        </text:list-item>
        <text:list-item>
          <text:p text:style-name="P94">Snowmobile – <text:span text:style-name="T15">large truck storage – hundreds of petabyte up to exabyte data , </text:span><text:span text:style-name="T16">100PB max size, </text:span></text:p>
        </text:list-item>
      </text:list>
      <text:p text:style-name="P92"/>
      <text:p text:style-name="P95">How to order one -</text:p>
      <text:p text:style-name="P86">It is under the services in the AWS Console. Create a job, then order one.</text:p>
      <text:p text:style-name="P87">You will need a manifest and a secret access code to login to the snowball.</text:p>
      <text:p text:style-name="P87"/>
      <text:p text:style-name="P96">S3 – transfer acceleration</text:p>
      <text:p text:style-name="P88">Transfer acceleration uses Cloudfront to increase the uploads speed to an S3 bucket. <text:line-break/><text:span text:style-name="T33">It uploads the file to an edge location, which will then load that to the origin bucket. </text:span></text:p>
      <text:p text:style-name="P81"/>
      <text:p text:style-name="P97">S3 – Setting up a static website on S<text:span text:style-name="T34">3</text:span></text:p>
      <text:p text:style-name="P81"/>
      <text:p text:style-name="P81"/>
      <text:p text:style-name="P81"/>
      <text:p text:style-name="P8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0:14:28.582449449</meta:creation-date>
    <dc:date>2019-03-16T17:34:27.731565675</dc:date>
    <meta:editing-duration>PT5H55M39S</meta:editing-duration>
    <meta:editing-cycles>114</meta:editing-cycles>
    <meta:generator>LibreOffice/6.0.7.3$Linux_X86_64 LibreOffice_project/00m0$Build-3</meta:generator>
    <meta:document-statistic meta:table-count="0" meta:image-count="0" meta:object-count="0" meta:page-count="6" meta:paragraph-count="134" meta:word-count="1161" meta:character-count="6993" meta:non-whitespace-character-count="5874"/>
  </office:meta>
</office:document-meta>
</file>